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SistemasOperativos" style:family="table">
      <style:table-properties style:width="18.002cm" table:align="margins"/>
    </style:style>
    <style:style style:name="SistemasOperativos.A" style:family="table-column">
      <style:table-column-properties style:column-width="4.501cm" style:rel-column-width="16383*"/>
    </style:style>
    <style:style style:name="SistemasOperativos.A1" style:family="table-cell">
      <style:table-cell-properties fo:padding="0.097cm" fo:border-left="0.05pt solid #000000" fo:border-right="none" fo:border-top="0.05pt solid #000000" fo:border-bottom="0.05pt solid #000000"/>
    </style:style>
    <style:style style:name="SistemasOperativos.D1" style:family="table-cell">
      <style:table-cell-properties fo:padding="0.097cm" fo:border="0.05pt solid #000000"/>
    </style:style>
    <style:style style:name="SistemasOperativos.A2" style:family="table-cell">
      <style:table-cell-properties fo:padding="0.097cm" fo:border-left="0.05pt solid #000000" fo:border-right="none" fo:border-top="none" fo:border-bottom="0.05pt solid #000000"/>
    </style:style>
    <style:style style:name="SistemasOperativo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text-align="center" style:justify-single-word="false" style:page-number="1" fo:padding="0cm" fo:border="none"/>
      <style:text-properties style:font-name="FreeSans" fo:font-size="21pt" fo:font-weight="bold" style:font-name-asian="Arial1" style:font-size-asian="21pt" style:font-weight-asian="bold" style:font-name-complex="Arial1" style:font-size-complex="21pt"/>
    </style:style>
    <style:style style:name="P2" style:family="paragraph" style:parent-style-name="Standard">
      <style:paragraph-properties fo:margin-top="0.212cm" fo:margin-bottom="0.212cm" loext:contextual-spacing="false" fo:line-height="100%" fo:text-align="center" style:justify-single-word="false" fo:padding="0cm" fo:border="none"/>
      <style:text-properties fo:color="#38761d" style:font-name="FreeSans" fo:font-weight="bold" style:font-name-asian="Comic Sans MS1" style:font-weight-asian="bold" style:font-name-complex="Comic Sans MS1"/>
    </style:style>
    <style:style style:name="P3" style:family="paragraph" style:parent-style-name="Standard">
      <style:paragraph-properties fo:margin-top="0.212cm" fo:margin-bottom="0.212cm" loext:contextual-spacing="false" fo:line-height="100%" fo:text-align="justify" style:justify-single-word="false" fo:padding="0cm" fo:border="none"/>
      <style:text-properties style:font-name="FreeSans" style:font-name-asian="Comic Sans MS1" style:font-name-complex="Comic Sans MS1"/>
    </style:style>
    <style:style style:name="P4" style:family="paragraph" style:parent-style-name="Standard">
      <style:paragraph-properties fo:margin-top="0.212cm" fo:margin-bottom="0.212cm" loext:contextual-spacing="false" fo:line-height="100%" fo:text-align="justify" style:justify-single-word="false" fo:padding="0cm" fo:border="none"/>
      <style:text-properties style:font-name="FreeSans" officeooo:paragraph-rsid="000b2892" style:font-name-asian="Comic Sans MS1" style:font-name-complex="Comic Sans MS1"/>
    </style:style>
    <style:style style:name="P5" style:family="paragraph" style:parent-style-name="Standard">
      <style:paragraph-properties fo:margin-top="0.212cm" fo:margin-bottom="0.212cm" loext:contextual-spacing="false" fo:line-height="100%" fo:text-align="center" style:justify-single-word="false" fo:padding="0cm" fo:border="none"/>
      <style:text-properties style:font-name="FreeSans" style:font-name-asian="Comic Sans MS1" style:font-name-complex="Comic Sans MS1"/>
    </style:style>
    <style:style style:name="P6" style:family="paragraph" style:parent-style-name="Standard">
      <style:paragraph-properties fo:margin-top="0.212cm" fo:margin-bottom="0.212cm" loext:contextual-spacing="false" fo:line-height="100%" fo:text-align="center" style:justify-single-word="false" fo:padding="0cm" fo:border="none"/>
      <style:text-properties style:font-name="FreeSans" officeooo:paragraph-rsid="000b2892" style:font-name-asian="Comic Sans MS1" style:font-name-complex="Comic Sans MS1"/>
    </style:style>
    <style:style style:name="P7" style:family="paragraph" style:parent-style-name="Standard" style:list-style-name="WWNum1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FreeSans" style:font-name-asian="Comic Sans MS1" style:font-name-complex="Comic Sans MS1"/>
    </style:style>
    <style:style style:name="P8" style:family="paragraph" style:parent-style-name="Standard" style:list-style-name="WWNum1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 style:font-name-asian="Comic Sans MS1" style:font-name-complex="Comic Sans MS1"/>
    </style:style>
    <style:style style:name="P9" style:family="paragraph" style:parent-style-name="Standard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/>
    </style:style>
    <style:style style:name="P10" style:family="paragraph" style:parent-style-name="Standard" style:list-style-name="WWNum1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/>
    </style:style>
    <style:style style:name="P11" style:family="paragraph" style:parent-style-name="Standard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 officeooo:paragraph-rsid="0012801c"/>
    </style:style>
    <style:style style:name="P12" style:family="paragraph" style:parent-style-name="Standard">
      <style:paragraph-properties fo:margin-left="-0.005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 officeooo:paragraph-rsid="0012f4ea"/>
    </style:style>
    <style:style style:name="P13" style:family="paragraph" style:parent-style-name="Standard">
      <style:paragraph-properties fo:margin-left="-0.005cm" fo:margin-right="0cm" fo:margin-top="0.212cm" fo:margin-bottom="0.212cm" loext:contextual-spacing="false" fo:line-height="100%" fo:text-align="center" style:justify-single-word="false" fo:text-indent="0cm" style:auto-text-indent="false" fo:padding="0cm" fo:border="none"/>
      <style:text-properties style:font-name="FreeSans" officeooo:paragraph-rsid="0012801c"/>
    </style:style>
    <style:style style:name="P14" style:family="paragraph" style:parent-style-name="Standard">
      <style:paragraph-properties fo:margin-left="-0.005cm" fo:margin-right="0cm" fo:margin-top="0.212cm" fo:margin-bottom="0.212cm" loext:contextual-spacing="false" fo:line-height="100%" fo:text-align="center" style:justify-single-word="false" fo:text-indent="0cm" style:auto-text-indent="false" fo:padding="0cm" fo:border="none"/>
      <style:text-properties style:font-name="FreeSans" officeooo:paragraph-rsid="0012f4ea"/>
    </style:style>
    <style:style style:name="P15" style:family="paragraph" style:parent-style-name="Standard">
      <style:paragraph-properties fo:margin-left="-0.005cm" fo:margin-right="0cm" fo:margin-top="0.212cm" fo:margin-bottom="0.212cm" loext:contextual-spacing="false" fo:line-height="100%" fo:text-align="center" style:justify-single-word="false" fo:text-indent="0cm" style:auto-text-indent="false" fo:padding="0cm" fo:border="none"/>
      <style:text-properties style:font-name="FreeSans" officeooo:paragraph-rsid="00143e6a"/>
    </style:style>
    <style:style style:name="P16" style:family="paragraph" style:parent-style-name="Standard">
      <style:paragraph-properties fo:margin-left="-0.005cm" fo:margin-right="0cm" fo:margin-top="0.212cm" fo:margin-bottom="0.212cm" loext:contextual-spacing="false" fo:line-height="100%" fo:text-align="start" style:justify-single-word="false" fo:text-indent="0cm" style:auto-text-indent="false" fo:padding="0cm" fo:border="none"/>
      <style:text-properties style:font-name="FreeSans" officeooo:paragraph-rsid="00143e6a"/>
    </style:style>
    <style:style style:name="P17" style:family="paragraph" style:parent-style-name="Standard">
      <style:paragraph-properties fo:margin-left="-0.005cm" fo:margin-right="0cm" fo:margin-top="0.212cm" fo:margin-bottom="0.212cm" loext:contextual-spacing="false" fo:line-height="100%" fo:text-align="center" style:justify-single-word="false" fo:text-indent="0cm" style:auto-text-indent="false" fo:padding="0cm" fo:border="none"/>
      <style:text-properties fo:color="#38761d" style:font-name="FreeSans" fo:font-weight="bold" officeooo:paragraph-rsid="0012801c" style:font-name-asian="Comic Sans MS1" style:font-weight-asian="bold" style:font-name-complex="Comic Sans MS1"/>
    </style:style>
    <style:style style:name="P18" style:family="paragraph" style:parent-style-name="Standard" style:list-style-name="WWNum1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FreeSans" officeooo:paragraph-rsid="000c0fd5" style:font-name-asian="Comic Sans MS1" style:font-name-complex="Comic Sans MS1"/>
    </style:style>
    <style:style style:name="P19" style:family="paragraph" style:parent-style-name="Standard" style:list-style-name="WWNum1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text-position="0% 100%" style:font-name="FreeSans" officeooo:paragraph-rsid="000b2892" style:font-name-asian="Comic Sans MS1" style:font-name-complex="Comic Sans MS1"/>
    </style:style>
    <style:style style:name="P20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padding="0cm" fo:border="none"/>
      <style:text-properties style:font-name="FreeSans"/>
    </style:style>
    <style:style style:name="P21" style:family="paragraph" style:parent-style-name="Table_20_Contents">
      <style:paragraph-properties fo:text-align="justify" style:justify-single-word="false"/>
      <style:text-properties style:font-name="FreeSans"/>
    </style:style>
    <style:style style:name="P22" style:family="paragraph" style:parent-style-name="Table_20_Contents">
      <style:paragraph-properties fo:text-align="center" style:justify-single-word="false"/>
      <style:text-properties style:font-name="FreeSans" officeooo:rsid="0012f4ea" officeooo:paragraph-rsid="0012f4ea"/>
    </style:style>
    <style:style style:name="T1" style:family="text">
      <style:text-properties style:text-position="0% 100%" style:font-name-asian="Comic Sans MS1" style:font-name-complex="Comic Sans MS1"/>
    </style:style>
    <style:style style:name="T2" style:family="text">
      <style:text-properties style:text-position="0% 100%" officeooo:rsid="000b2892" style:font-name-asian="Comic Sans MS1" style:font-name-complex="Comic Sans MS1"/>
    </style:style>
    <style:style style:name="T3" style:family="text">
      <style:text-properties style:text-position="0% 100%" officeooo:rsid="000c5e09" style:font-name-asian="Comic Sans MS1" style:font-name-complex="Comic Sans MS1"/>
    </style:style>
    <style:style style:name="T4" style:family="text">
      <style:text-properties style:text-position="0% 100%" officeooo:rsid="000ceaa0" style:font-name-asian="Comic Sans MS1" style:font-name-complex="Comic Sans MS1"/>
    </style:style>
    <style:style style:name="T5" style:family="text">
      <style:text-properties style:text-position="0% 100%" officeooo:rsid="000e78c9" style:font-name-asian="Comic Sans MS1" style:font-name-complex="Comic Sans MS1"/>
    </style:style>
    <style:style style:name="T6" style:family="text">
      <style:text-properties style:text-position="0% 100%" officeooo:rsid="0011461a" style:font-name-asian="Comic Sans MS1" style:font-name-complex="Comic Sans MS1"/>
    </style:style>
    <style:style style:name="T7" style:family="text">
      <style:text-properties style:text-position="0% 100%" fo:font-weight="bold" style:font-name-asian="Comic Sans MS1" style:font-weight-asian="bold" style:font-name-complex="Comic Sans MS1" style:font-weight-complex="bold"/>
    </style:style>
    <style:style style:name="T8" style:family="text">
      <style:text-properties style:text-position="0% 100%" fo:font-weight="bold" officeooo:rsid="000b2892" style:font-name-asian="Comic Sans MS1" style:font-weight-asian="bold" style:font-name-complex="Comic Sans MS1" style:font-weight-complex="bold"/>
    </style:style>
    <style:style style:name="T9" style:family="text">
      <style:text-properties style:text-position="0% 100%" officeooo:rsid="0012801c"/>
    </style:style>
    <style:style style:name="T10" style:family="text">
      <style:text-properties fo:color="#38761d"/>
    </style:style>
    <style:style style:name="T11" style:family="text">
      <style:text-properties fo:color="#38761d" fo:font-weight="bold" style:font-weight-asian="bold"/>
    </style:style>
    <style:style style:name="T12" style:family="text">
      <style:text-properties fo:color="#38761d" style:text-position="0% 100%" fo:font-weight="bold" officeooo:rsid="0012801c" style:font-name-asian="Comic Sans MS1" style:font-weight-asian="bold" style:font-name-complex="Comic Sans MS1"/>
    </style:style>
    <style:style style:name="T13" style:family="text">
      <style:text-properties fo:color="#38761d" style:text-position="0% 100%" fo:font-weight="bold" officeooo:rsid="0012f4ea" style:font-name-asian="Comic Sans MS1" style:font-weight-asian="bold" style:font-name-complex="Comic Sans MS1"/>
    </style:style>
    <style:style style:name="T14" style:family="text">
      <style:text-properties fo:color="#38761d" style:text-position="0% 100%" fo:font-weight="bold" officeooo:rsid="00143e6a" style:font-name-asian="Comic Sans MS1" style:font-weight-asian="bold" style:font-name-complex="Comic Sans MS1"/>
    </style:style>
    <style:style style:name="T15" style:family="text">
      <style:text-properties style:font-name-asian="Comic Sans MS1" style:font-name-complex="Comic Sans MS1"/>
    </style:style>
    <style:style style:name="T16" style:family="text">
      <style:text-properties officeooo:rsid="000b2892" style:font-name-asian="Comic Sans MS1" style:font-name-complex="Comic Sans MS1"/>
    </style:style>
    <style:style style:name="T17" style:family="text">
      <style:text-properties officeooo:rsid="000b289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2892" style:font-weight-asian="bold" style:font-weight-complex="bold"/>
    </style:style>
    <style:style style:name="T21" style:family="text">
      <style:text-properties fo:font-weight="bold" officeooo:rsid="0013230b" style:font-weight-asian="bold" style:font-weight-complex="bold"/>
    </style:style>
    <style:style style:name="T22" style:family="text">
      <style:text-properties fo:font-weight="bold" officeooo:rsid="00143e6a" style:font-weight-asian="bold" style:font-weight-complex="bold"/>
    </style:style>
    <style:style style:name="T23" style:family="text">
      <style:text-properties fo:font-weight="bold" officeooo:rsid="000b2892" style:font-name-asian="Comic Sans MS1" style:font-weight-asian="bold" style:font-name-complex="Comic Sans MS1" style:font-weight-complex="bold"/>
    </style:style>
    <style:style style:name="T24" style:family="text">
      <style:text-properties officeooo:rsid="0012801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2f4ea"/>
    </style:style>
    <style:style style:name="T27" style:family="text">
      <style:text-properties officeooo:rsid="0013230b"/>
    </style:style>
    <style:style style:name="T28" style:family="text">
      <style:text-properties officeooo:rsid="00143e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Tema 3: Sistemas Operativos </text:span></text:p>
      <text:list xml:id="list3175393185" text:style-name="WWNum1">
        <text:list-header>
          <text:p text:style-name="P19"><text:span text:style-name="T20"/></text:p>
          <text:p text:style-name="P19"><text:span text:style-name="T20">1.</text:span><text:span text:style-name="T17"> </text:span>Define sistema operativo.</text:p>
        </text:list-header>
      </text:list>
      <text:p text:style-name="P3"/>
      <text:p text:style-name="P5"><text:span text:style-name="T11">1. HISTORIA DE LOS SISTEMAS OPERATIVOS</text:span></text:p>
      <text:list xml:id="list13140460130845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T20">2.</text:span><text:span text:style-name="T17"> </text:span>Busca una imagen de los primeros ordenadores personales que se comercializaban y otra de un ordenador personal actual, comprueba si su aspecto ha cambiado mucho con respecto al de los actuales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20">3.</text:span><text:span text:style-name="T17"> </text:span>Descubre en qué año se comenzaron a comercializar los teléfonos inteligentes con el sistema operativo Android e indica a qué generación pertenecen.</text:p>
          <text:p text:style-name="P7"><text:span text:style-name="T20">4.</text:span><text:span text:style-name="T17"> </text:span>¿Qué sistema operativo fue el primero utilizado en los ordenadores personales?</text:p>
        </text:list-item>
      </text:list>
      <text:p text:style-name="P3"/>
      <text:p text:style-name="P6"><text:span text:style-name="T11">2. CARACTERÍSTICAS DEL SISTEMA OPERATIVO</text:span></text:p>
      <text:p text:style-name="P4"><text:span text:style-name="T20">5.</text:span><text:span text:style-name="T17"> E</text:span>numera las funciones principales del sistema operativo.</text:p>
      <text:list xml:id="list131404101628192" text:continue-numbering="true" text:style-name="WWNum1">
        <text:list-header>
          <text:p text:style-name="P8"><text:span text:style-name="T20">6.</text:span><text:span text:style-name="T17"> </text:span>¿Cuáles son los componentes de un sistema operativo?</text:p>
          <text:p text:style-name="P7"><text:span text:style-name="T20">7.</text:span><text:span text:style-name="T17"> </text:span>¿Qué significa el término <text:span text:style-name="T18">kernel</text:span>?</text:p>
        </text:list-header>
      </text:list>
      <text:p text:style-name="P3"/>
      <text:p text:style-name="P2">3. FAMILIAS DE SISTEMAS OPERATIVOS</text:p>
      <text:list xml:id="list131403181401707" text:continue-numbering="true" text:style-name="WWNum1">
        <text:list-header>
          <text:p text:style-name="P7"><text:span text:style-name="T20">8.</text:span><text:span text:style-name="T17"> </text:span>Además de GNU/Linux y Windows, indica el nombre de otros sistemas operativos. </text:p>
          <text:p text:style-name="P10"><text:span text:style-name="T8">9.</text:span><text:span text:style-name="T2"> </text:span><text:span text:style-name="T1">Define </text:span><text:span text:style-name="T3">Distribución Live </text:span><text:span text:style-name="T1">e indica sus características principales.</text:span></text:p>
          <text:p text:style-name="P10"><text:span text:style-name="T8">10.</text:span><text:span text:style-name="T2"> </text:span><text:span text:style-name="T1">Investiga sobre la evolución en el tiempo del sistema operativo </text:span><text:span text:style-name="T5">Windows</text:span><text:span text:style-name="T1">, incluye una relación cronológica de </text:span><text:span text:style-name="T4">las</text:span><text:span text:style-name="T1"> versiones de Windows adjuntando la imagen de sus iconos correspondientes.</text:span></text:p>
          <text:p text:style-name="P10"><text:span text:style-name="T8">11. </text:span><text:span text:style-name="T1">Algunas comunidades autónomas han desarrollado su propia distribución </text:span><text:span text:style-name="T6">GNU/Linux </text:span><text:span text:style-name="T1">orientada al ámbito educativo, indica el nombre e icono de al menos </text:span><text:span text:style-name="T15">cuatro</text:span><text:span text:style-name="T1"> comunidades.</text:span></text:p>
          <text:p text:style-name="P10"><text:span text:style-name="T23">12.</text:span><text:span text:style-name="T16"> </text:span><text:span text:style-name="T15">I</text:span><text:span text:style-name="T1">nvestiga </text:span><text:span text:style-name="T15">qué</text:span><text:span text:style-name="T1"> requisitos mínimos de memoria RAM y capacidad de disco duro se necesitan para poder instalar Windows 10 en un ordenador.</text:span></text:p>
          <text:p text:style-name="P10"><text:span text:style-name="T8">13.</text:span><text:span text:style-name="T2"> </text:span><text:span text:style-name="T1">Incluye una imagen del intérprete de comandos indicando los comandos básicos que podemos utilizar en este lugar. (ejecutar/cmd/help).</text:span></text:p>
        </text:list-header>
      </text:list>
      <text:p text:style-name="P9"><text:span text:style-name="T1"/></text:p>
      <text:p text:style-name="P17"><text:span text:style-name="T9">4. APLICACIONES INFORMÁTICAS</text:span></text:p>
      <text:p text:style-name="P9"><text:span text:style-name="T7">14.</text:span><text:span text:style-name="T1"> Define aplicación informática.</text:span></text:p>
      <text:p text:style-name="P9"><text:span text:style-name="T19">15.</text:span> Define Widget.</text:p>
      <text:p text:style-name="P9"><text:span text:style-name="T19">16.</text:span> ¿Qué diferencia hay entre una aplicación de escritorio y una aplicación portable?</text:p>
      <text:p text:style-name="P9"><text:span text:style-name="T19">17.</text:span> ¿Qué ha de suceder para que una aplicación se considere multiplataforma?</text:p>
      <text:p text:style-name="P9"><text:span text:style-name="T19">18.</text:span> Define aplicación web.</text:p>
      <text:p text:style-name="P9"><text:span text:style-name="T19">19.</text:span> ¿Qué palabra corresponde a la abreviatura apps?</text:p>
      <text:p text:style-name="P9"><text:span text:style-name="T19">20.</text:span> Indica las diferencias entre software libre y software privativo.</text:p>
      <text:p text:style-name="P11"><text:span text:style-name="T19">21.</text:span> Define el término <text:span text:style-name="T25">Copyright</text:span>.</text:p>
      <text:p text:style-name="P9"><text:soft-page-break/><text:span text:style-name="T19">22.</text:span> ¿Es posible que una aplicación distribuida con Copyright sea gratuita?</text:p>
      <text:p text:style-name="P9"><text:span text:style-name="T19">23.</text:span> <text:span text:style-name="T24">¿</text:span>Qué entendemos por Shareware?</text:p>
      <text:p text:style-name="P9"/>
      <text:p text:style-name="P13"><text:span text:style-name="T12">5. GESTIÓN DE APLICACIONES</text:span></text:p>
      <text:p text:style-name="P9"><text:span text:style-name="T19">24.</text:span> Indica varias formas de instalar una aplicación.</text:p>
      <text:p text:style-name="P9"><text:span text:style-name="T19">25.</text:span> La mayoría de las aplicaciones de escritorio se instalan ejecutando un archivo de instalación cuya extensión varía en función del sistema operativo, indica según el sistema operativo la extensión que corresponde.</text:p>
      <text:p text:style-name="P9"><text:span text:style-name="T19">26.</text:span> ¿Qué se entiende como tienda de aplicaciones?</text:p>
      <text:p text:style-name="P9"><text:span text:style-name="T19">27.</text:span> Enumera algunas de las tiendas de aplicaciones en función del sistema operativo instalado en tu equipo o dispositivo móvil.</text:p>
      <text:p text:style-name="P9"><text:span text:style-name="T19">28.</text:span> Crea una guía con los pasos a seguir para instalar una app en un dispositivo móvil. Puedes ayudarte de imágenes de internet o capturas las pantallas desde tu propio móvil y enviártelas por correo electrónico.</text:p>
      <text:p text:style-name="P9"/>
      <text:p text:style-name="P14"><text:span text:style-name="T13">6</text:span><text:span text:style-name="T12">. </text:span><text:span text:style-name="T13">INSTALAR VARIOS SISTEMAS OPERATIVOS</text:span></text:p>
      <text:p text:style-name="P9"><text:span text:style-name="T19">29.</text:span> ¿Podemos tener en el ordenador varios sistemas operativos? ¿Cómo los gestiono?</text:p>
      <text:p text:style-name="P9"><text:span text:style-name="T19">30.</text:span> Rellena la siguiente tabla con tipo de sistema operativo y el sistema de archivos:</text:p>
      <table:table table:name="SistemasOperativos" table:style-name="SistemasOperativos">
        <table:table-column table:style-name="SistemasOperativos.A" table:number-columns-repeated="4"/>
        <table:table-row>
          <table:table-cell table:style-name="SistemasOperativos.A1" office:value-type="string">
            <text:p text:style-name="P22">Windows</text:p>
          </table:table-cell>
          <table:table-cell table:style-name="SistemasOperativos.A1" office:value-type="string">
            <text:p text:style-name="P22">GNU/Linux</text:p>
          </table:table-cell>
          <table:table-cell table:style-name="SistemasOperativos.A1" office:value-type="string">
            <text:p text:style-name="P22">OS X</text:p>
          </table:table-cell>
          <table:table-cell table:style-name="SistemasOperativos.D1" office:value-type="string">
            <text:p text:style-name="P22">Android</text:p>
          </table:table-cell>
        </table:table-row>
        <table:table-row>
          <table:table-cell table:style-name="SistemasOperativos.A2" office:value-type="string">
            <text:p text:style-name="P21"/>
          </table:table-cell>
          <table:table-cell table:style-name="SistemasOperativos.A2" office:value-type="string">
            <text:p text:style-name="P21"/>
          </table:table-cell>
          <table:table-cell table:style-name="SistemasOperativos.A2" office:value-type="string">
            <text:p text:style-name="P21"/>
          </table:table-cell>
          <table:table-cell table:style-name="SistemasOperativos.D2" office:value-type="string">
            <text:p text:style-name="P21"/>
          </table:table-cell>
        </table:table-row>
      </table:table>
      <text:p text:style-name="P20"><text:span text:style-name="T19">31.</text:span> Para que se utiliza el sector de arranque y que hace.</text:p>
      <text:p text:style-name="P9"><text:span text:style-name="T19">32.</text:span> ¿Qué función tiene la BIOS? Busca en Internet una imagen de la interfaz de la <text:span text:style-name="T26">BIOS</text:span>.</text:p>
      <text:p text:style-name="P9"><text:span text:style-name="T19">33.</text:span> Enumera los siete pasos a seguir para instalar Windows.</text:p>
      <text:p text:style-name="P12"><text:span text:style-name="T19">3</text:span><text:span text:style-name="T21">4</text:span><text:span text:style-name="T19">.</text:span> Enumera los <text:span text:style-name="T26">cuatro </text:span>pasos a seguir para instalar <text:span text:style-name="T27">Ubuntu (una distribución GNU/Linux basada en Debian)</text:span>.</text:p>
      <text:p text:style-name="P15"><text:span text:style-name="T14">12</text:span><text:span text:style-name="T12">. </text:span><text:span text:style-name="T14">USUARIOS Y PERMISOS</text:span></text:p>
      <text:p text:style-name="P16"><text:span text:style-name="T22">35. </text:span>Enumera y explica con tus propias palabras los tipos de usuarios más comu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style:font-name="Comic Sans MS" fo:font-family="'Comic Sans MS'" style:font-family-generic="roman" style:font-pitch="variable" fo:font-weight="bold" style:font-weight-asian="bold" style:font-weight-complex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9-05-31T13:14:02.676454751</dc:date>
    <meta:editing-duration>PT40M49S</meta:editing-duration>
    <meta:editing-cycles>12</meta:editing-cycles>
    <meta:document-statistic meta:table-count="1" meta:image-count="0" meta:object-count="0" meta:page-count="2" meta:paragraph-count="47" meta:word-count="526" meta:character-count="3385" meta:non-whitespace-character-count="2904"/>
  </office:meta>
</office:document-meta>
</file>